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55b" officeooo:paragraph-rsid="001cc55b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LargeNum(in num1 int,in num2 int,in num3 int)</text:p>
      <text:p text:style-name="P1"><text:s text:c="4"/>-&gt; begin</text:p>
      <text:p text:style-name="P1"><text:s text:c="4"/>-&gt; if num1 &gt; num2 and num1 &gt; num3 then</text:p>
      <text:p text:style-name="P1"><text:s text:c="4"/>-&gt; select concat(num1,'is the largest number') as result;</text:p>
      <text:p text:style-name="P1"><text:s text:c="4"/>-&gt; elseif num2 &gt; num3 then</text:p>
      <text:p text:style-name="P1"><text:s text:c="4"/>-&gt; select concat(num2,'is the largest number') as result;</text:p>
      <text:p text:style-name="P1"><text:s text:c="4"/>-&gt; else</text:p>
      <text:p text:style-name="P1"><text:s text:c="4"/>-&gt; select concat(num3,'is the largest number') as result;</text:p>
      <text:p text:style-name="P1"><text:s text:c="4"/>-&gt; end if;</text:p>
      <text:p text:style-name="P1"><text:s text:c="4"/>-&gt; end //</text:p>
      <text:p text:style-name="P1">Query OK, 0 rows affected (0.11 sec)</text:p>
      <text:p text:style-name="P1"/>
      <text:p text:style-name="P1">mysql&gt; delimiter ;</text:p>
      <text:p text:style-name="P1">mysql&gt; call LargeNum(2,6,8);</text:p>
      <text:p text:style-name="P1">+------------------------+</text:p>
      <text:p text:style-name="P1">| result <text:s text:c="16"/>|</text:p>
      <text:p text:style-name="P1">+------------------------+</text:p>
      <text:p text:style-name="P1">| 8is the largest number |</text:p>
      <text:p text:style-name="P1">+------------------------+</text:p>
      <text:p text:style-name="P1">1 row in set (0.00 sec)</text:p>
      <text:p text:style-name="P1"/>
      <text:p text:style-name="P1">Query OK, 0 rows affected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1:38:35.102358623</meta:creation-date>
    <dc:date>2024-03-22T11:39:10.680555460</dc:date>
    <meta:editing-duration>PT35S</meta:editing-duration>
    <meta:editing-cycles>1</meta:editing-cycles>
    <meta:document-statistic meta:table-count="0" meta:image-count="0" meta:object-count="0" meta:page-count="1" meta:paragraph-count="21" meta:word-count="104" meta:character-count="664" meta:non-whitespace-character-count="532"/>
    <meta:generator>LibreOffice/5.1.6.2$Linux_X86_64 LibreOffice_project/10m0$Build-2</meta:generator>
  </office:meta>
</office:document-meta>
</file>